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9b0" officeooo:paragraph-rsid="00106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install libportaudio-dev</text:p>
      <text:p text:style-name="P1">Sudo apt-get install python-pyaudi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23:49:57.140611249</meta:creation-date>
    <dc:date>2015-04-06T23:50:51.947897215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72" meta:non-whitespace-character-count="66"/>
    <meta:generator>LibreOffice/4.2.7.2$Linux_X86_64 LibreOffice_project/420m0$Build-2</meta:generator>
  </office:meta>
</office:document-meta>
</file>